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</office:automatic-styles>
  <office:body>
    <office:text text:use-soft-page-breaks="true">
      <text:p text:style-name="P1">2019-03-25</text:p>
      <text:p text:style-name="표준">이건<text:s/>한글로<text:s/>쓴다<text:s/>아무래도<text:s/>개발<text:s/>일지는<text:s/>한글로<text:s/>써야지.</text:p>
      <text:p text:style-name="표준">현재<text:s/>레벨<text:s/>빌더하고<text:s/>에디터GUI<text:s/>애드온하고<text:s/>구별되어<text:s/>있는데<text:s/>빌더의<text:s/>역할을<text:s/>GUI<text:s/>애드온에<text:s/>합쳐서<text:s/>Grid를<text:s/>보면서<text:s/>빌드할<text:s/>수<text:s/>있도록<text:s/>하게<text:s/>하자.<text:s/>그게<text:s/>훨씬<text:s/>좋을<text:s/>것<text:s/>같다.<text:s/>그리고<text:s/>Grid는<text:s/>OnOFF할<text:s/>수<text:s/>있게<text:s/>하는<text:s/>버튼도<text:s/>추가하자.<text:s/></text:p>
      <text:p text:style-name="표준"/>
      <text:p text:style-name="표준">2019-03-27</text:p>
      <text:p text:style-name="표준">지금<text:s/>고민하고 있는게 있는데 무슨 고민인가 하냐면 타일에 올릴 오브젝트의 형태에 대해서 고민하고 있다.<text:s/>한가지 형태는 매쉬와 매티리얼을 따로 주는 형태다.<text:s/>다른 한가지 형태는 게임 오브젝트를 직접 전달하는 형태다.<text:s/>이 경우에는 게임 오브젝트를 프리팹으로 만들어서 전달해야 한다.<text:s/></text:p>
      <text:p text:style-name="표준">두가지 방법의 장단점은 먼저 첫번째의 경우 여러가지 조합이 가능하다.<text:s/>대신 결과물을 확인하기 어렵다.<text:s/>두번째의 경우 결과물 확인이 용이하고<text:s/>할당이 간편하다.<text:s/>하지만 조합을 정해줘야 되기 때문에 파일이 복잡해진다.<text:s/></text:p>
      <text:p text:style-name="표준">두가지를 적절히 생각해봤는데 말이다.<text:s/>솔직히 조합을 정해준다고 해서 내용이 엄청나게 복잡해질 거라고 생각은 안한다.<text:s/>왜냐하면 타일데이터에는 타일 위에 올라가는 구조물의 오브젝트 데이터와 타일 자체의 텍스쳐(매티리얼)<text:s/>정보가 들어가는데 헥스 타일 데이터에는 여러 종류의 구조물이라고는 해도 한계가 어느정도 정해져있다.<text:s/>또 하나의 장점..은 아니고 두번째 방법이 필요한 이유라고 하면 게임 오브젝트가 런타임 중에 바뀔 수 있다는 점이다.<text:s/>이 경우에 만약 첫 번째 방법을 선택했다면 일일히 메쉬와 텍스쳐를 불러와서 수정해줘야만 하는데 이건 또 성가신 일이다.<text:s/>결과적으로 두번째 방법을 선택하도록 한다.<text:s/>즉 게임 오브젝트를 프리팹으로 저장해서 기본적으로 스크립터블 오브젝트로 저장하고 런타임 중에 구조물이 바뀌는 경우에는 특정 프리팹을 손 쉽게 가져와서 바꾸는 형태로 만든다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6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날짜" style:display-name="날짜" style:family="paragraph" style:parent-style-name="표준" style:next-style-name="표준">
      <style:text-properties fo:hyphenate="false"/>
    </style:style>
    <style:style style:name="날짜Char" style:display-name="날짜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rid</meta:initial-creator>
    <dc:creator>Akrid</dc:creator>
    <meta:creation-date>2019-03-24T16:50:00Z</meta:creation-date>
    <dc:date>2019-03-27T13:37:00Z</dc:date>
    <meta:template xlink:href="Normal.dotm" xlink:type="simple"/>
    <meta:editing-cycles>6</meta:editing-cycles>
    <meta:editing-duration>PT1080S</meta:editing-duration>
    <meta:document-statistic meta:page-count="1" meta:paragraph-count="1" meta:word-count="133" meta:character-count="894" meta:row-count="6" meta:non-whitespace-character-count="762"/>
  </office:meta>
</office:document-meta>
</file>